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4.89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3.133cm" fo:break-before="auto" style:use-optimal-row-height="true"/>
    </style:style>
    <style:style style:name="ro18" style:family="table-row">
      <style:table-row-properties style:row-height="2.485cm" fo:break-before="auto" style:use-optimal-row-height="fals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4.711cm" fo:break-before="auto" style:use-optimal-row-height="true"/>
    </style:style>
    <style:style style:name="ro21" style:family="table-row">
      <style:table-row-properties style:row-height="1.637cm" fo:break-before="auto" style:use-optimal-row-height="true"/>
    </style:style>
    <style:style style:name="ro22" style:family="table-row">
      <style:table-row-properties style:row-height="2.427cm" fo:break-before="auto" style:use-optimal-row-height="true"/>
    </style:style>
    <style:style style:name="ro23" style:family="table-row">
      <style:table-row-properties style:row-height="3.217cm" fo:break-before="auto" style:use-optimal-row-height="true"/>
    </style:style>
    <style:style style:name="ro24" style:family="table-row">
      <style:table-row-properties style:row-height="1.9cm" fo:break-before="auto" style:use-optimal-row-height="true"/>
    </style:style>
    <style:style style:name="ro25" style:family="table-row">
      <style:table-row-properties style:row-height="1.286cm" fo:break-before="auto" style:use-optimal-row-height="true"/>
    </style:style>
    <style:style style:name="ro2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2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0001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[pull kącik[corner ust do tyłu[bac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[continnue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2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30T09:44:27.84">
            <text:p>113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&lt;2&gt; 먼저 미케. &lt;3&gt; 미케를 옹벽으로 올려진 후 계단 방향을 보면, 크로는 아직 평평자리 근처에 머물러 있다. &lt;4&gt; 내가 돌아, 크로를 잡고 옹벽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izłek, dwudziesty dziewiąt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 dwie sesji. (2) Kształt warg dla dźwięku `kan`-u. Swoiście[specifically, dolnej wargi. &lt;2&gt; Dolna część tej. To wyciągasz[pull w górę[up, żeby dźwięk wchodzi[come do zakresy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&lt;3&gt; Górna i wewnętrzna[inside części dolnej wargi, <text:s/>zmieniasz ich kształty, żeby zmieniasz wysokość dźwięk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继续学习哈密顿算符。（2）加上该主题，我评价，我同事练习计算本身。（3）特别是，全微分和偏微分的计算。（4）钥匙是，创造新的写道符号。比如说，偏微分。公式符号是，∂X/∂t。在这里，我写到，∂^X._t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9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－2－ `^X` 意味着，右上的小字。`_t` 则是右下的添字。－3－ 两个符号之间的一个点，`.`，用于分隔[ge2这些两个主要符号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2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о происхо'дит[happen с этим те'лом[body с возрастом[age. / Направление[direction сознания[consciousness, внимания[attention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6?filter_memo=tome&amp;sort=file_name&amp;direction=desc&amp;RBs_AND_OR_Memo=AND">http://benfranklin.chips.jp/cake_apps/Cake_IFM11/images/index_2/page:16?filter_memo=tome&amp;sort=file_name&amp;direction=desc&amp;RBs_AND_OR_Memo=AND</text:a> <text:a xlink:href="http://benfranklin.chips.jp/cake_apps/Cake_IFM11/images/view/42821">http://benfranklin.chips.jp/cake_apps/Cake_IFM11/images/view/42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2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ثم، لماذا، في اليابان، يحدث ذلك؟ / </text:p>
          </table:table-cell>
          <table:table-cell table:style-name="ce12" office:value-type="string" table:number-columns-spanned="2" table:number-rows-spanned="1">
            <text:p>thuma[then / limaadzaa[dlaczego / * / yah^dithu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2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حيث أنها تأتي من؟</text:p>
          </table:table-cell>
          <table:table-cell table:style-name="ce12" office:value-type="string" table:number-columns-spanned="2" table:number-rows-spanned="1">
            <text:p>h^aytha[gdzie / an-haa[to-jest / taatiy[pochodzi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1T08:35:22.74">
            <text:p>12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미케. &lt;1&gt; 크로는 옹벽 앞에서는 오지않아, 좀 떠러진 곳에서 앉아고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trzydziesty pierwszy listopada, ostatni dzień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miałem dwie sesje. Nie. Trzy sesje, w sumie. Miałem trzecią po kąpiel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2) Pod[at koniec drugiej sesji, doszedłem[came do realizacji. &lt;2&gt; Ta próba[attempt gry na flecie, to przekroczyła[passed punkt, gdzie to pozostaje[remain w sferze[realm mojej osobistej[personal przyjemności[enjoyment. (3) odtąd[henceforth, ta działalność tutaj staje[become się, głównie, to dla dobra publicznego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(4) Notatka techniczna : Jak dla `dai-kan`-u, wygląda, że ta grupa dźwięków też ma swój własny kształt <text:s/>warg. &lt;2&gt; Lokalizacja generowania dźwięku, ta znajduje[find się na wyższym miejscu niż miejsce dla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正则变换。就是，坐标的变换。-1- 原来的坐标里，有p,q,t。各个表示着，运动量、位置、时间。(2) 假定，在这场系统里，所谓哈密顿方程成立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`正则变换` 意味着，执行该变换后，在新的系统A`里，被变换的变量们，P从p，Q从q，t是t，不变（为什么不变，不知道。）。－2－ 这时，PQt之间，哈密顿方程也在成立。上述的`正则变换`，就是有那样特色的坐标变换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аку'ю кни'гу чита'ть? / В пе'рвую о'чередь / это, которы каса'ется[concern жизни и смерти. / то есть[that-is, что это[what-is-it, что реша'ет[decide жизнь или смерть. / Книги, которые учат[teach тому, что решает жизнь или смерть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727">http://benfranklin.chips.jp/cake_apps/Cake_IFM11/images/view/4272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إنه بسبب `أ`. / ثم، كيف حدث `أ`؟</text:p>
          </table:table-cell>
          <table:table-cell table:style-name="ce12" office:value-type="string" table:number-columns-spanned="2" table:number-rows-spanned="1">
            <text:p>inna[it-is / bisaababi[because-of / <text:s/>kyayfa[how / <text:s/>h^adatha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كان هناك <text:s/>أي مثال؟</text:p>
          </table:table-cell>
          <table:table-cell table:style-name="ce12" office:value-type="string" table:number-columns-spanned="2" table:number-rows-spanned="1">
            <text:p>hal-kyaan[was? / hunaaka[there / aiyu[any / mithaal[exampl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2T08:36:04.15">
            <text:p>12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옹벽에선 업섰다. &lt;2&gt; 서 쪽으로 가면, 미케, 그리고 크로가 나왔다. (2) 학교의 부지. 남 쪽의 둑의 일부. 경사면을 수평으로 잘리고 두고있다. &lt;2&gt; 그 장소에서 바람의 가감때문일까, 낙엽이 모여있다. &lt;3&gt; 혹시 맨홀 자체도 뭔가 따뜻한 공기가 올라오고 있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내가 서 쪽으로 도착한 때, 그냥 미케가 그 장소 앞에 서 있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środa, pierwszy grudnia. / nie miała deszcz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Trzy sesje. (2) W drugie sesji, jak dla robienia notatek. &lt;2&gt; Napisałem notatek na komputery, nie na papierze. &lt;3&gt; Swoiście, aplikacja, którę używałem, to jest `sakura`. to jest narzędziem dla edycj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3) Notatka techniczna : &lt;1&gt; Jak dla kształtu warg kiedy wydmuchać. &lt;2&gt; Jeśli czujesz się wyczerpany[exhausted, aby uformować kształtu ust dla dmuchania, ta metoda tam, to nie jest <text:s/>dobry sposób. &lt;3&gt; Nie jest to, co powinno[should by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诺特定理。（2）别的昨天知道了的东西。平移运动。在这种运的时候，运动量保存。所谓守恒定律成立。-2- 用表示式说明，运动量的表示式，p=mv。平移运动意味着，速度不变。就是，上述的数式里，右边的 v 不变。－3－ 所以，p 的时间微分，dp/dt，成为 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-4- 这个 0 的结论表明，随了时间的进展，p 则不变。－5－ 这个 <text:s/>p 不变的情况，则是我们所称为`守恒`的现象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итаю[i-read, де'лая[making зарисо'вки[sketches. / мо&lt;o&gt;й спо'соб чтения[reading. / мой метод позна'ния[cognition ве'щей[things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403">http://benfranklin.chips.jp/cake_apps/Cake_IFM11/images/view/424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يوجد أي مثال؟</text:p>
          </table:table-cell>
          <table:table-cell table:style-name="ce12" office:value-type="string" table:number-columns-spanned="2" table:number-rows-spanned="1">
            <text:p>hal[is? / yuwdhad[exist / aiyu[jakis` / mithaal[przykl`ad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هناك مثال، فيه حاول الناس التغيير</text:p>
          </table:table-cell>
          <table:table-cell table:style-name="ce12" office:value-type="string" table:number-columns-spanned="2" table:number-rows-spanned="1">
            <text:p>hunaaka[there / fiy-hi[in-it h^aawal[spro`bowac` / al-naas[ludzie / a'taGiyra[chang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3T09:52:45.56">
            <text:p>12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다시, 두 마리 모두 서 쪽의 맨홀 잘린기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rugi grudnia. / pogoda : deszcz, 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W drugiej sesji. &lt;1&gt; Wydmuchanie każdego dźwięku. Wydmuchałem je przez długi czas. &lt;2&gt; Długie i stabilnie dmuchanie. Uwaga na stabilnoś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新的知识。`线性近似`。（2）例如说，√(1+x)=~1+(1/2)x(x=~0) （3）一般性表示式，就是：f(x)=f(a)+f'(x)(x-a)(x=~a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射线的轨迹[gui3ji1。反射点，把它写为 p。这个点 p 的前后，随了 p 的位置，该轨迹长短，如何变化。最短点在哪儿。使用泛函，可能知道了。（5）上述的问答，在我的迄今的生涯里，决不做过。（6）而且，我自认，我爱好物理学，甚至，我擅[shan4长物理学。（7）但是，这样的基本性的疑问，我没提过。（8）一旦[dan4想起于这个事实，迫使我吃惊，惊讶[jing1ya4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ысокоме'рие[arrogance : Я могу измени'ть этого чело'века. / другой[other : Я считаю[believe, что этот человек может измениться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328">http://benfranklin.chips.jp/cake_apps/Cake_IFM11/images/view/423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هو تغير؟ / لو ذلك، لمذا؟ / لو لا ذلك، ثانية، لمذا؟</text:p>
          </table:table-cell>
          <table:table-cell table:style-name="ce12" office:value-type="string" table:number-columns-spanned="2" table:number-rows-spanned="1">
            <text:p>hal[is-it? / huwa[it / taGayaar[change / law[if / dzalika[that / li-madzaa[why / thaaniya[agai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7T10:04:27.14">
            <text:p>120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 계단 남 쪽의 나무 뿌리에. &lt;2&gt; 미케는 달려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szós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zez trzydzieści minut. (2) Ćwiczenie długiego dmuchania. (3) Swoiście, przejście od jednej półnuty do drugiej. &lt;2&gt; Te przejście, zrobić to powoli[slowly. Skrajnie[extremely powoli. Płynnie[smoothly. Różniczkowalnie[differentiabl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3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Pomysł : Przejście. Nie tylko półnuty, ale także, ćwierćnuty. Też, kwintonuty. &lt;2&gt; To znaczy, od nuty bazowej, przejdź nie do półnuty w górę czy w dół, ale najpierw, do ćwierćnuty czy kwintonuty, tzn., do mniej różnej notatk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5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黎曼[li2man4积分。（2）又一次迫使我吃惊的东西。迄今截至，我不认识到，积分有种类。（3）一种是，上述的黎曼积分。还有许多种类 （4）比如，勒贝格[lei1bei4-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5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желание[desire : `хочу распространи'ть[spread мой мем` / забудьте[forget о&lt;a&gt; себе, когда вы сове'туете[advise другим[others. / это называ'ется `самоотве'рность[selflessness`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237">http://benfranklin.chips.jp/cake_apps/Cake_IFM11/images/view/4223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56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التاريخ / المالية. / التمويل / تاريخ التمويل</text:p>
          </table:table-cell>
          <table:table-cell table:style-name="ce12" office:value-type="string" table:number-columns-spanned="2" table:number-rows-spanned="1">
            <text:p>a-taariyx[historia / al-maaliya[finance / al-tamwiyl[finance / taariyx-tamwiyli[historia-finansowania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441">http://benfranklin.chips.jp/cake_apps/Cake_IFM11/images/view/4944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57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بحاث. / دعنا ابحاث.</text:p>
          </table:table-cell>
          <table:table-cell table:style-name="ce12" office:value-type="string" table:number-columns-spanned="2" table:number-rows-spanned="1">
            <text:p>eph^aath[badania / daAnaa[chodz`my~aph^aatha[badania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8T08:47:55.49">
            <text:p>120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가 내리고있었다. (2) 울타리를 통해 주었다. (3) 페이스트만으로 그만두려고 생각하고 있었지만, 미케가 크로의 자리에 가려고하는 걸 보고, 역시 고체도 주려고 생각했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5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siódmy grudnia / Padał podczas dnia. W ciągu nocy, takż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6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każdej sesji, ćwiczenie długiego dmuchania. (3) Dmuchanie bez vibrato. Długi niezachwiany[unwavering dźwię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61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昨天，我认识到，数学上的所谓`极限`的概念。（2）特别是，一个表示式，∃δ;∀ε,|f(x,δ) - A| &lt; ε。（3）这条数式表明着，表示式 f 无尽地接近 A，一个值。（4）换句说，f 既不是发散，也不是振动。收敛[lian3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62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не выкла'дывайся[do-best, не сделать усилие[effort. / только иди, куда можешь. / дава'йте созда'дим[create уго'л[corner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072">http://benfranklin.chips.jp/cake_apps/Cake_IFM11/images/view/42072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6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كوريا / شبه جزيرة. / شبه الجزيرة الكورية.</text:p>
          </table:table-cell>
          <table:table-cell table:style-name="ce12" office:value-type="string" table:number-columns-spanned="2" table:number-rows-spanned="1">
            <text:p>kuwriya[korea / shib-dhaziyra[po`l`wysep / *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64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ريدان اعرف تاريخ كوريا.</text:p>
          </table:table-cell>
          <table:table-cell table:style-name="ce12" office:value-type="string" table:number-columns-spanned="2" table:number-rows-spanned="1">
            <text:p>ariydaan[chce` / aAraf[wiedziec`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08T09:37:03.65">
            <text:p>1208 <text:s/>93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08T09:37:03.65">
            <text:p>1208 <text:s/>937</text:p>
          </table:table-cell>
          <table:table-cell table:style-name="ce7" table:formula="of:=NOW()" office:value-type="date" office:date-value="2021-12-08T09:37:05.72">
            <text:p>1208 <text:s/>93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08T09:37:05.72">
            <text:p>1208 <text:s/>93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2021/12/08</text:date>, <text:time>09:37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08T09:37:05.33</dc:date>
    <dc:creator>iwabuchi ken</dc:creator>
    <meta:editing-duration>P10DT11H27M33S</meta:editing-duration>
    <meta:editing-cycles>1541</meta:editing-cycles>
    <meta:generator>OpenOffice/4.1.3$Win32 OpenOffice.org_project/413m1$Build-9783</meta:generator>
    <meta:document-statistic meta:table-count="1" meta:cell-count="357" meta:object-count="0"/>
  </office:meta>
</office:document-meta>
</file>